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Pictures/2000001800004A3A00000459331BE2CF.wm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01cm" style:rel-column-width="1418*"/>
    </style:style>
    <style:style style:name="Table1.B" style:family="table-column">
      <style:table-column-properties style:column-width="14.499cm" style:rel-column-width="822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tracked-changes text:track-changes="false">
        <text:changed-region xml:id="ct63895296" text:id="ct63895296">
          <text:insertion>
            <office:change-info>
              <dc:creator>Unknown Author</dc:creator>
              <dc:date>2012-11-21T23:43:00</dc:date>
            </office:change-info>
          </text:insertion>
        </text:changed-region>
        <text:changed-region xml:id="ct58744912" text:id="ct58744912">
          <text:insertion>
            <office:change-info>
              <dc:creator>Unknown Author</dc:creator>
              <dc:date>2012-11-21T23:44:00</dc:date>
            </office:change-info>
          </text:insertion>
        </text:changed-region>
        <text:changed-region xml:id="ct64470256" text:id="ct64470256">
          <text:insertion>
            <office:change-info>
              <dc:creator>Unknown Author</dc:creator>
              <dc:date>2012-11-21T23:44:00</dc:date>
            </office:change-info>
          </text:insertion>
        </text:changed-region>
        <text:changed-region xml:id="ct55893120" text:id="ct55893120">
          <text:insertion>
            <office:change-info>
              <dc:creator>Unknown Author</dc:creator>
              <dc:date>2012-11-21T23:54:00</dc:date>
            </office:change-info>
          </text:insertion>
        </text:changed-region>
        <text:changed-region xml:id="ct61213056" text:id="ct61213056">
          <text:insertion>
            <office:change-info>
              <dc:creator>Unknown Author</dc:creator>
              <dc:date>2012-11-21T23:55:00</dc:date>
            </office:change-info>
          </text:insertion>
        </text:changed-region>
        <text:changed-region xml:id="ct52431344" text:id="ct52431344">
          <text:insertion>
            <office:change-info>
              <dc:creator>Unknown Author</dc:creator>
              <dc:date>2012-11-21T23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Приказ о выдаче сертификатов</text:p>
      <text:p text:style-name="P4">группа <text:change-start text:change-id="ct63895296"/>group_number<text:change-end text:change-id="ct63895296"/> (обучение c <text:change-start text:change-id="ct58744912"/>start<text:change-end text:change-id="ct58744912"/> по <text:change-start text:change-id="ct64470256"/>end<text:change-end text:change-id="ct64470256"/>)</text:p>
      <text:p text:style-name="P4"/>
      <text:p text:style-name="P5">Список выданных сертификатов</text:p>
      <text:p text:style-name="P5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№</text:p>
            </table:table-cell>
            <table:table-cell table:style-name="Table1.B1" office:value-type="string">
              <text:p text:style-name="P2">Кому выдан</text:p>
            </table:table-cell>
          </table:table-row>
        </table:table-header-rows>
        <table:table-row>
          <table:table-cell table:style-name="Table1.A2" office:value-type="string">
            <text:p text:style-name="P1"><office:annotation><dc:creator>Unknown Author</dc:creator><dc:date>2012-11-21T23:55:40</dc:date><text:p text:style-name="P6"><text:span text:style-name="T1">do row for c in certificates</text:span></text:p></office:annotation><text:change-start text:change-id="ct55893120"/>c.cert_num<text:change-end text:change-id="ct55893120"/><text:change-start text:change-id="ct61213056"/>ber<text:change-end text:change-id="ct61213056"/></text:p>
          </table:table-cell>
          <table:table-cell table:style-name="Table1.B2" office:value-type="string">
            <text:p text:style-name="P1"><text:change-start text:change-id="ct52431344"/>c.listener.fio<text:change-end text:change-id="ct52431344"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1" svg:font-family="FreeSans" style:font-family-generic="swiss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19.001cm" svg:height="1.112cm" svg:x="-0.601cm" svg:y="-0.243cm"><draw:image xlink:href="Pictures/2000001800004A3A00000459331BE2CF.wmf" xlink:type="simple" xlink:show="embed" xlink:actuate="onLoad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23:39:31</meta:creation-date>
    <dc:date>2012-11-21T23:57:05</dc:date>
    <meta:editing-duration>PT11M22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1" meta:paragraph-count="7" meta:word-count="20" meta:character-count="140" meta:non-whitespace-character-count="128"/>
  </office:meta>
</office:document-meta>
</file>